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 cod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ff from code</text:p>
          </table:table-cell>
          <table:table-cell office:value-type="string" calcext:value-type="string">
            <text:p>ease from size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formula="of:=([.A5]/26)^2" office:value-type="float" office:value="1" calcext:value-type="float">
            <text:p>1</text:p>
          </table:table-cell>
          <table:table-cell table:formula="of:=SQRT([.B5]/[.A5])" office:value-type="float" office:value="1.38675049056307" calcext:value-type="float">
            <text:p>1.38675049056307</text:p>
          </table:table-cell>
          <table:table-cell table:formula="of:=[.$A$2]*[.C5]/[.D5]" office:value-type="float" office:value="36.0555127546399" calcext:value-type="float">
            <text:p>36.055512754639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formula="of:=([.A6]/26)^2" office:value-type="float" office:value="1" calcext:value-type="float">
            <text:p>1</text:p>
          </table:table-cell>
          <table:table-cell table:formula="of:=SQRT([.B6]/[.A6])" office:value-type="float" office:value="1.64082530828473" calcext:value-type="float">
            <text:p>1.64082530828473</text:p>
          </table:table-cell>
          <table:table-cell table:formula="of:=[.$A$2]*[.C6]/[.D6]" office:value-type="float" office:value="30.4724700110022" calcext:value-type="float">
            <text:p>30.47247001100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([.A7]/26)^2" office:value-type="float" office:value="1" calcext:value-type="float">
            <text:p>1</text:p>
          </table:table-cell>
          <table:table-cell table:formula="of:=SQRT([.B7]/[.A7])" office:value-type="float" office:value="1.86052101883813" calcext:value-type="float">
            <text:p>1.86052101883813</text:p>
          </table:table-cell>
          <table:table-cell table:formula="of:=[.$A$2]*[.C7]/[.D7]" office:value-type="float" office:value="26.8741924943285" calcext:value-type="float">
            <text:p>26.874192494328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([.A8]/26)^2" office:value-type="float" office:value="1" calcext:value-type="float">
            <text:p>1</text:p>
          </table:table-cell>
          <table:table-cell table:formula="of:=SQRT([.B8]/[.A8])" office:value-type="float" office:value="2.05688337801861" calcext:value-type="float">
            <text:p>2.05688337801861</text:p>
          </table:table-cell>
          <table:table-cell table:formula="of:=[.$A$2]*[.C8]/[.D8]" office:value-type="float" office:value="24.3086217402199" calcext:value-type="float">
            <text:p>24.308621740219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table:formula="of:=([.A9]/26)^2" office:value-type="float" office:value="1" calcext:value-type="float">
            <text:p>1</text:p>
          </table:table-cell>
          <table:table-cell table:formula="of:=SQRT([.B9]/[.A9])" office:value-type="float" office:value="2.23606797749979" calcext:value-type="float">
            <text:p>2.23606797749979</text:p>
          </table:table-cell>
          <table:table-cell table:formula="of:=[.$A$2]*[.C9]/[.D9]" office:value-type="float" office:value="22.3606797749979" calcext:value-type="float">
            <text:p>22.36067977499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formula="of:=([.A10]/26)^2" office:value-type="float" office:value="1" calcext:value-type="float">
            <text:p>1</text:p>
          </table:table-cell>
          <table:table-cell table:formula="of:=SQRT([.B10]/[.A10])" office:value-type="float" office:value="2.40192230707631" calcext:value-type="float">
            <text:p>2.40192230707631</text:p>
          </table:table-cell>
          <table:table-cell table:formula="of:=[.$A$2]*[.C10]/[.D10]" office:value-type="float" office:value="20.8166599946613" calcext:value-type="float">
            <text:p>20.816659994661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table:formula="of:=([.A11]/26)^2" office:value-type="float" office:value="1" calcext:value-type="float">
            <text:p>1</text:p>
          </table:table-cell>
          <table:table-cell table:formula="of:=SQRT([.B11]/[.A11])" office:value-type="float" office:value="2.55704155978379" calcext:value-type="float">
            <text:p>2.55704155978379</text:p>
          </table:table-cell>
          <table:table-cell table:formula="of:=[.$A$2]*[.C11]/[.D11]" office:value-type="float" office:value="19.5538472218761" calcext:value-type="float">
            <text:p>19.553847221876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formula="of:=([.A12]/26)^2" office:value-type="float" office:value="1" calcext:value-type="float">
            <text:p>1</text:p>
          </table:table-cell>
          <table:table-cell table:formula="of:=SQRT([.B12]/[.A12])" office:value-type="float" office:value="2.70327436781624" calcext:value-type="float">
            <text:p>2.70327436781624</text:p>
          </table:table-cell>
          <table:table-cell table:formula="of:=[.$A$2]*[.C12]/[.D12]" office:value-type="float" office:value="18.4960877797953" calcext:value-type="float">
            <text:p>18.496087779795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formula="of:=([.A13]/26)^2" office:value-type="float" office:value="1" calcext:value-type="float">
            <text:p>1</text:p>
          </table:table-cell>
          <table:table-cell table:formula="of:=SQRT([.B13]/[.A13])" office:value-type="float" office:value="2.84199280029403" calcext:value-type="float">
            <text:p>2.84199280029403</text:p>
          </table:table-cell>
          <table:table-cell table:formula="of:=[.$A$2]*[.C13]/[.D13]" office:value-type="float" office:value="17.5932887637249" calcext:value-type="float">
            <text:p>17.59328876372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formula="of:=([.A14]/26)^2" office:value-type="float" office:value="1" calcext:value-type="float">
            <text:p>1</text:p>
          </table:table-cell>
          <table:table-cell table:formula="of:=SQRT([.B14]/[.A14])" office:value-type="float" office:value="2.97424845064326" calcext:value-type="float">
            <text:p>2.97424845064326</text:p>
          </table:table-cell>
          <table:table-cell table:formula="of:=[.$A$2]*[.C14]/[.D14]" office:value-type="float" office:value="16.8109695036358" calcext:value-type="float">
            <text:p>16.810969503635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table:formula="of:=([.A15]/26)^2" office:value-type="float" office:value="1" calcext:value-type="float">
            <text:p>1</text:p>
          </table:table-cell>
          <table:table-cell table:formula="of:=SQRT([.B15]/[.A15])" office:value-type="float" office:value="3.10086836473021" calcext:value-type="float">
            <text:p>3.10086836473021</text:p>
          </table:table-cell>
          <table:table-cell table:formula="of:=[.$A$2]*[.C15]/[.D15]" office:value-type="float" office:value="16.1245154965971" calcext:value-type="float">
            <text:p>16.124515496597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table:formula="of:=([.A16]/26)^2" office:value-type="float" office:value="1" calcext:value-type="float">
            <text:p>1</text:p>
          </table:table-cell>
          <table:table-cell table:formula="of:=SQRT([.B16]/[.A16])" office:value-type="float" office:value="3.22251693317745" calcext:value-type="float">
            <text:p>3.22251693317745</text:p>
          </table:table-cell>
          <table:table-cell table:formula="of:=[.$A$2]*[.C16]/[.D16]" office:value-type="float" office:value="15.5158222708544" calcext:value-type="float">
            <text:p>15.515822270854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table:formula="of:=([.A17]/26)^2" office:value-type="float" office:value="1" calcext:value-type="float">
            <text:p>1</text:p>
          </table:table-cell>
          <table:table-cell table:formula="of:=SQRT([.B17]/[.A17])" office:value-type="float" office:value="3.33973743786037" calcext:value-type="float">
            <text:p>3.33973743786037</text:p>
          </table:table-cell>
          <table:table-cell table:formula="of:=[.$A$2]*[.C17]/[.D17]" office:value-type="float" office:value="14.9712367904086" calcext:value-type="float">
            <text:p>14.971236790408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  <table:table-cell table:formula="of:=([.A18]/26)^2" office:value-type="float" office:value="1" calcext:value-type="float">
            <text:p>1</text:p>
          </table:table-cell>
          <table:table-cell table:formula="of:=SQRT([.B18]/[.A18])" office:value-type="float" office:value="3.45298087499438" calcext:value-type="float">
            <text:p>3.45298087499438</text:p>
          </table:table-cell>
          <table:table-cell table:formula="of:=[.$A$2]*[.C18]/[.D18]" office:value-type="float" office:value="14.4802423790087" calcext:value-type="float">
            <text:p>14.48024237900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0" calcext:value-type="float">
            <text:p>330</text:p>
          </table:table-cell>
          <table:table-cell table:formula="of:=([.A19]/26)^2" office:value-type="float" office:value="1" calcext:value-type="float">
            <text:p>1</text:p>
          </table:table-cell>
          <table:table-cell table:formula="of:=SQRT([.B19]/[.A19])" office:value-type="float" office:value="3.56262651597213" calcext:value-type="float">
            <text:p>3.56262651597213</text:p>
          </table:table-cell>
          <table:table-cell table:formula="of:=[.$A$2]*[.C19]/[.D19]" office:value-type="float" office:value="14.0345893053447" calcext:value-type="float">
            <text:p>14.034589305344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0]/26)^2" office:value-type="float" office:value="1" calcext:value-type="float">
            <text:p>1</text:p>
          </table:table-cell>
          <table:table-cell table:formula="of:=SQRT([.B20]/[.A20])" office:value-type="float" office:value="3.66899692852671" calcext:value-type="float">
            <text:p>3.66899692852671</text:p>
          </table:table-cell>
          <table:table-cell table:formula="of:=[.$A$2]*[.C20]/[.D20]" office:value-type="float" office:value="13.6277028773849" calcext:value-type="float">
            <text:p>13.62770287738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0" calcext:value-type="float">
            <text:p>370</text:p>
          </table:table-cell>
          <table:table-cell table:formula="of:=([.A21]/26)^2" office:value-type="float" office:value="1" calcext:value-type="float">
            <text:p>1</text:p>
          </table:table-cell>
          <table:table-cell table:formula="of:=SQRT([.B21]/[.A21])" office:value-type="float" office:value="3.77236918007361" calcext:value-type="float">
            <text:p>3.77236918007361</text:p>
          </table:table-cell>
          <table:table-cell table:formula="of:=[.$A$2]*[.C21]/[.D21]" office:value-type="float" office:value="13.2542700921505" calcext:value-type="float">
            <text:p>13.254270092150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4]/26)^2" office:value-type="float" office:value="1" calcext:value-type="float">
            <text:p>1</text:p>
          </table:table-cell>
          <table:table-cell table:formula="of:=SQRT([.B24]/[.A24])" office:value-type="float" office:value="3.66899692852671" calcext:value-type="float">
            <text:p>3.66899692852671</text:p>
          </table:table-cell>
          <table:table-cell table:formula="of:=[.$A$2]*[.C24]/[.D24]" office:value-type="float" office:value="13.6277028773849" calcext:value-type="float">
            <text:p>13.62770287738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table:formula="of:=([.A25]/26)^2" office:value-type="float" office:value="1.07840236686391" calcext:value-type="float">
            <text:p>1.07840236686391</text:p>
          </table:table-cell>
          <table:table-cell table:formula="of:=SQRT([.B25]/[.A25])" office:value-type="float" office:value="3.60041149911548" calcext:value-type="float">
            <text:p>3.60041149911548</text:p>
          </table:table-cell>
          <table:table-cell table:formula="of:=[.$A$2]*[.C25]/[.D25]" office:value-type="float" office:value="14.9760988032735" calcext:value-type="float">
            <text:p>14.97609880327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formula="of:=([.A26]/26)^2" office:value-type="float" office:value="1.15976331360947" calcext:value-type="float">
            <text:p>1.15976331360947</text:p>
          </table:table-cell>
          <table:table-cell table:formula="of:=SQRT([.B26]/[.A26])" office:value-type="float" office:value="3.53553390593274" calcext:value-type="float">
            <text:p>3.53553390593274</text:p>
          </table:table-cell>
          <table:table-cell table:formula="of:=[.$A$2]*[.C26]/[.D26]" office:value-type="float" office:value="16.4015300724927" calcext:value-type="float">
            <text:p>16.40153007249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formula="of:=([.A27]/26)^2" office:value-type="float" office:value="1.24408284023669" calcext:value-type="float">
            <text:p>1.24408284023669</text:p>
          </table:table-cell>
          <table:table-cell table:formula="of:=SQRT([.B27]/[.A27])" office:value-type="float" office:value="3.47404166889826" calcext:value-type="float">
            <text:p>3.47404166889826</text:p>
          </table:table-cell>
          <table:table-cell table:formula="of:=[.$A$2]*[.C27]/[.D27]" office:value-type="float" office:value="17.9054104528232" calcext:value-type="float">
            <text:p>17.90541045282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formula="of:=([.A28]/26)^2" office:value-type="float" office:value="1.33136094674556" calcext:value-type="float">
            <text:p>1.33136094674556</text:p>
          </table:table-cell>
          <table:table-cell table:formula="of:=SQRT([.B28]/[.A28])" office:value-type="float" office:value="3.41565025531987" calcext:value-type="float">
            <text:p>3.41565025531987</text:p>
          </table:table-cell>
          <table:table-cell table:formula="of:=[.$A$2]*[.C28]/[.D28]" office:value-type="float" office:value="19.4891286757473" calcext:value-type="float">
            <text:p>19.48912867574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table:formula="of:=([.A29]/26)^2" office:value-type="float" office:value="1.42159763313609" calcext:value-type="float">
            <text:p>1.42159763313609</text:p>
          </table:table-cell>
          <table:table-cell table:formula="of:=SQRT([.B29]/[.A29])" office:value-type="float" office:value="3.36010752516124" calcext:value-type="float">
            <text:p>3.36010752516124</text:p>
          </table:table-cell>
          <table:table-cell table:formula="of:=[.$A$2]*[.C29]/[.D29]" office:value-type="float" office:value="21.1540497214874" calcext:value-type="float">
            <text:p>21.15404972148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formula="of:=([.A30]/26)^2" office:value-type="float" office:value="1.51479289940828" calcext:value-type="float">
            <text:p>1.51479289940828</text:p>
          </table:table-cell>
          <table:table-cell table:formula="of:=SQRT([.B30]/[.A30])" office:value-type="float" office:value="3.30718913883074" calcext:value-type="float">
            <text:p>3.30718913883074</text:p>
          </table:table-cell>
          <table:table-cell table:formula="of:=[.$A$2]*[.C30]/[.D30]" office:value-type="float" office:value="22.9015159977189" calcext:value-type="float">
            <text:p>22.901515997718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table:formula="of:=([.A31]/26)^2" office:value-type="float" office:value="1.61094674556213" calcext:value-type="float">
            <text:p>1.61094674556213</text:p>
          </table:table-cell>
          <table:table-cell table:formula="of:=SQRT([.B31]/[.A31])" office:value-type="float" office:value="3.25669473639465" calcext:value-type="float">
            <text:p>3.25669473639465</text:p>
          </table:table-cell>
          <table:table-cell table:formula="of:=[.$A$2]*[.C31]/[.D31]" office:value-type="float" office:value="24.732848423883" calcext:value-type="float">
            <text:p>24.7328484238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formula="of:=([.A32]/26)^2" office:value-type="float" office:value="1.71005917159763" calcext:value-type="float">
            <text:p>1.71005917159763</text:p>
          </table:table-cell>
          <table:table-cell table:formula="of:=SQRT([.B32]/[.A32])" office:value-type="float" office:value="3.20844473959874" calcext:value-type="float">
            <text:p>3.20844473959874</text:p>
          </table:table-cell>
          <table:table-cell table:formula="of:=[.$A$2]*[.C32]/[.D32]" office:value-type="float" office:value="26.6493474313586" calcext:value-type="float">
            <text:p>26.649347431358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([.A33]/26)^2" office:value-type="float" office:value="1.81213017751479" calcext:value-type="float">
            <text:p>1.81213017751479</text:p>
          </table:table-cell>
          <table:table-cell table:formula="of:=SQRT([.B33]/[.A33])" office:value-type="float" office:value="3.16227766016838" calcext:value-type="float">
            <text:p>3.16227766016838</text:p>
          </table:table-cell>
          <table:table-cell table:formula="of:=[.$A$2]*[.C33]/[.D33]" office:value-type="float" office:value="28.6522938883599" calcext:value-type="float">
            <text:p>28.652293888359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table:formula="of:=([.A34]/26)^2" office:value-type="float" office:value="1.91715976331361" calcext:value-type="float">
            <text:p>1.91715976331361</text:p>
          </table:table-cell>
          <table:table-cell table:formula="of:=SQRT([.B34]/[.A34])" office:value-type="float" office:value="3.11804782231162" calcext:value-type="float">
            <text:p>3.11804782231162</text:p>
          </table:table-cell>
          <table:table-cell table:formula="of:=[.$A$2]*[.C34]/[.D34]" office:value-type="float" office:value="30.7429499572635" calcext:value-type="float">
            <text:p>30.742949957263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formula="of:=([.A35]/26)^2" office:value-type="float" office:value="2.02514792899408" calcext:value-type="float">
            <text:p>2.02514792899408</text:p>
          </table:table-cell>
          <table:table-cell table:formula="of:=SQRT([.B35]/[.A35])" office:value-type="float" office:value="3.07562342614623" calcext:value-type="float">
            <text:p>3.07562342614623</text:p>
          </table:table-cell>
          <table:table-cell table:formula="of:=[.$A$2]*[.C35]/[.D35]" office:value-type="float" office:value="32.9225598910788" calcext:value-type="float">
            <text:p>32.922559891078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formula="of:=([.A36]/26)^2" office:value-type="float" office:value="2.13609467455621" calcext:value-type="float">
            <text:p>2.13609467455621</text:p>
          </table:table-cell>
          <table:table-cell table:formula="of:=SQRT([.B36]/[.A36])" office:value-type="float" office:value="3.03488489333442" calcext:value-type="float">
            <text:p>3.03488489333442</text:p>
          </table:table-cell>
          <table:table-cell table:formula="of:=[.$A$2]*[.C36]/[.D36]" office:value-type="float" office:value="35.1923507749464" calcext:value-type="float">
            <text:p>35.19235077494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([.A37]/26)^2" office:value-type="float" office:value="2.25" calcext:value-type="float">
            <text:p>2.25</text:p>
          </table:table-cell>
          <table:table-cell table:formula="of:=SQRT([.B37]/[.A37])" office:value-type="float" office:value="2.99572344757639" calcext:value-type="float">
            <text:p>2.99572344757639</text:p>
          </table:table-cell>
          <table:table-cell table:formula="of:=[.$A$2]*[.C37]/[.D37]" office:value-type="float" office:value="37.5535332178326" calcext:value-type="float">
            <text:p>37.553533217832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formula="of:=([.A38]/26)^2" office:value-type="float" office:value="2.36686390532544" calcext:value-type="float">
            <text:p>2.36686390532544</text:p>
          </table:table-cell>
          <table:table-cell table:formula="of:=SQRT([.B38]/[.A38])" office:value-type="float" office:value="2.95803989154981" calcext:value-type="float">
            <text:p>2.95803989154981</text:p>
          </table:table-cell>
          <table:table-cell table:formula="of:=[.$A$2]*[.C38]/[.D38]" office:value-type="float" office:value="40.007301998983" calcext:value-type="float">
            <text:p>40.00730199898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table:formula="of:=([.A39]/26)^2" office:value-type="float" office:value="2.48668639053254" calcext:value-type="float">
            <text:p>2.48668639053254</text:p>
          </table:table-cell>
          <table:table-cell table:formula="of:=SQRT([.B39]/[.A39])" office:value-type="float" office:value="2.92174354895389" calcext:value-type="float">
            <text:p>2.92174354895389</text:p>
          </table:table-cell>
          <table:table-cell table:formula="of:=[.$A$2]*[.C39]/[.D39]" office:value-type="float" office:value="42.5548366731722" calcext:value-type="float">
            <text:p>42.554836673172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table:formula="of:=([.A40]/26)^2" office:value-type="float" office:value="2.6094674556213" calcext:value-type="float">
            <text:p>2.6094674556213</text:p>
          </table:table-cell>
          <table:table-cell table:formula="of:=SQRT([.B40]/[.A40])" office:value-type="float" office:value="2.88675134594813" calcext:value-type="float">
            <text:p>2.88675134594813</text:p>
          </table:table-cell>
          <table:table-cell table:formula="of:=[.$A$2]*[.C40]/[.D40]" office:value-type="float" office:value="45.1973021383358" calcext:value-type="float">
            <text:p>45.1973021383358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([.A46]/26)^2" office:value-type="float" office:value="3.69822485207101" calcext:value-type="float">
            <text:p>3.69822485207101</text:p>
          </table:table-cell>
          <table:table-cell table:formula="of:=SQRT([.B46]/[.A46])" office:value-type="float" office:value="2.04939015319192" calcext:value-type="float">
            <text:p>2.04939015319192</text:p>
          </table:table-cell>
          <table:table-cell table:formula="of:=[.$A$2]*[.C46]/[.D46]" office:value-type="float" office:value="90.2274475729043" calcext:value-type="float">
            <text:p>90.2274475729043</text:p>
          </table:table-cell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8:24:57.69440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4:10:45.789347052</meta:creation-date>
    <dc:date>2021-01-03T18:25:58.932936382</dc:date>
    <meta:editing-duration>PT24M19S</meta:editing-duration>
    <meta:editing-cycles>6</meta:editing-cycles>
    <meta:generator>LibreOffice/7.0.3.1$Linux_X86_64 LibreOffice_project/00$Build-1</meta:generator>
    <meta:document-statistic meta:table-count="1" meta:cell-count="182" meta:object-count="0"/>
  </office:meta>
</office:document-meta>
</file>